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宋体" svg:font-family="宋体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3" style:family="table">
      <style:table-properties style:width="25.709cm" fo:margin-left="0cm" fo:margin-right="-0.009cm" table:align="margins"/>
    </style:style>
    <style:style style:name="表格3.A" style:family="table-column">
      <style:table-column-properties style:column-width="20.345cm" style:rel-column-width="51861*"/>
    </style:style>
    <style:style style:name="表格3.B" style:family="table-column">
      <style:table-column-properties style:column-width="5.364cm" style:rel-column-width="13674*"/>
    </style:style>
    <style:style style:name="表格3.A1" style:family="table-cell">
      <style:table-cell-properties fo:padding="0.097cm" fo:border="none"/>
    </style:style>
    <style:style style:name="表格3.B1" style:family="table-cell">
      <style:table-cell-properties fo:padding="0.097cm" fo:border="0.002cm solid #000000"/>
    </style:style>
    <style:style style:name="表格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" style:family="table">
      <style:table-properties style:width="25.712cm" fo:margin-left="0cm" fo:margin-right="-0.012cm" table:align="margins" style:writing-mode="lr-tb"/>
    </style:style>
    <style:style style:name="表格1.A" style:family="table-column">
      <style:table-column-properties style:column-width="0.885cm" style:rel-column-width="2256*"/>
    </style:style>
    <style:style style:name="表格1.B" style:family="table-column">
      <style:table-column-properties style:column-width="2.607cm" style:rel-column-width="6644*"/>
    </style:style>
    <style:style style:name="表格1.C" style:family="table-column">
      <style:table-column-properties style:column-width="1.265cm" style:rel-column-width="3223*"/>
    </style:style>
    <style:style style:name="表格1.D" style:family="table-column">
      <style:table-column-properties style:column-width="2.812cm" style:rel-column-width="7166*"/>
    </style:style>
    <style:style style:name="表格1.E" style:family="table-column">
      <style:table-column-properties style:column-width="1.184cm" style:rel-column-width="3016*"/>
    </style:style>
    <style:style style:name="表格1.G" style:family="table-column">
      <style:table-column-properties style:column-width="1.185cm" style:rel-column-width="3021*"/>
    </style:style>
    <style:style style:name="表格1.H" style:family="table-column">
      <style:table-column-properties style:column-width="1.485cm" style:rel-column-width="3785*"/>
    </style:style>
    <style:style style:name="表格1.I" style:family="table-column">
      <style:table-column-properties style:column-width="1.52cm" style:rel-column-width="3875*"/>
    </style:style>
    <style:style style:name="表格1.J" style:family="table-column">
      <style:table-column-properties style:column-width="1.655cm" style:rel-column-width="4217*"/>
    </style:style>
    <style:style style:name="表格1.L" style:family="table-column">
      <style:table-column-properties style:column-width="1.99cm" style:rel-column-width="5071*"/>
    </style:style>
    <style:style style:name="表格1.M" style:family="table-column">
      <style:table-column-properties style:column-width="1.986cm" style:rel-column-width="5062*"/>
    </style:style>
    <style:style style:name="表格1.N" style:family="table-column">
      <style:table-column-properties style:column-width="1.988cm" style:rel-column-width="5066*"/>
    </style:style>
    <style:style style:name="表格1.O" style:family="table-column">
      <style:table-column-properties style:column-width="2.233cm" style:rel-column-width="5693*"/>
    </style:style>
    <style:style style:name="表格1.1" style:family="table-row">
      <style:table-row-properties style:min-row-height="0.529cm" style:keep-together="true" fo:keep-together="auto"/>
    </style:style>
    <style:style style:name="表格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表格1.O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表格1.2" style:family="table-row">
      <style:table-row-properties style:min-row-height="0.714cm" style:keep-together="true" fo:keep-together="auto"/>
    </style:style>
    <style:style style:name="表格1.B2" style:family="table-cell">
      <style:table-cell-properties style:vertical-align="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表格1.C2" style:family="table-cell">
      <style:table-cell-properties style:vertical-align="bottom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表格1.O2" style:family="table-cell">
      <style:table-cell-properties style:vertical-align="bottom" fo:padding-left="0.191cm" fo:padding-right="0.191cm" fo:padding-top="0cm" fo:padding-bottom="0cm" fo:border="0.018cm solid #000000" style:writing-mode="lr-tb"/>
    </style:style>
    <style:style style:name="表格2" style:family="table">
      <style:table-properties style:width="25.709cm" fo:margin-left="0cm" fo:margin-right="-0.009cm" table:align="margins" style:writing-mode="lr-tb"/>
    </style:style>
    <style:style style:name="表格2.A" style:family="table-column">
      <style:table-column-properties style:column-width="0.875cm" style:rel-column-width="496*"/>
    </style:style>
    <style:style style:name="表格2.B" style:family="table-column">
      <style:table-column-properties style:column-width="1.212cm" style:rel-column-width="687*"/>
    </style:style>
    <style:style style:name="表格2.C" style:family="table-column">
      <style:table-column-properties style:column-width="1.935cm" style:rel-column-width="1097*"/>
    </style:style>
    <style:style style:name="表格2.D" style:family="table-column">
      <style:table-column-properties style:column-width="2.039cm" style:rel-column-width="1156*"/>
    </style:style>
    <style:style style:name="表格2.E" style:family="table-column">
      <style:table-column-properties style:column-width="1.136cm" style:rel-column-width="644*"/>
    </style:style>
    <style:style style:name="表格2.F" style:family="table-column">
      <style:table-column-properties style:column-width="1.034cm" style:rel-column-width="586*"/>
    </style:style>
    <style:style style:name="表格2.G" style:family="table-column">
      <style:table-column-properties style:column-width="1.526cm" style:rel-column-width="865*"/>
    </style:style>
    <style:style style:name="表格2.H" style:family="table-column">
      <style:table-column-properties style:column-width="1.808cm" style:rel-column-width="1025*"/>
    </style:style>
    <style:style style:name="表格2.I" style:family="table-column">
      <style:table-column-properties style:column-width="1.586cm" style:rel-column-width="899*"/>
    </style:style>
    <style:style style:name="表格2.J" style:family="table-column">
      <style:table-column-properties style:column-width="1.143cm" style:rel-column-width="648*"/>
    </style:style>
    <style:style style:name="表格2.K" style:family="table-column">
      <style:table-column-properties style:column-width="1.572cm" style:rel-column-width="891*"/>
    </style:style>
    <style:style style:name="表格2.L" style:family="table-column">
      <style:table-column-properties style:column-width="1.656cm" style:rel-column-width="939*"/>
    </style:style>
    <style:style style:name="表格2.M" style:family="table-column">
      <style:table-column-properties style:column-width="1.573cm" style:rel-column-width="892*"/>
    </style:style>
    <style:style style:name="表格2.N" style:family="table-column">
      <style:table-column-properties style:column-width="1.905cm" style:rel-column-width="1080*"/>
    </style:style>
    <style:style style:name="表格2.O" style:family="table-column">
      <style:table-column-properties style:column-width="1.602cm" style:rel-column-width="908*"/>
    </style:style>
    <style:style style:name="表格2.P" style:family="table-column">
      <style:table-column-properties style:column-width="1.242cm" style:rel-column-width="704*"/>
    </style:style>
    <style:style style:name="表格2.Q" style:family="table-column">
      <style:table-column-properties style:column-width="1.866cm" style:rel-column-width="1058*"/>
    </style:style>
    <style:style style:name="表格2.1" style:family="table-row">
      <style:table-row-properties style:min-row-height="0.693cm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Q1" style:family="table-cell">
      <style:table-cell-properties fo:padding="0.097cm" fo:border="0.002cm solid #000000"/>
    </style:style>
    <style:style style:name="表格2.A2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表格2.Q2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表格2.A3" style:family="table-cell">
      <style:table-cell-properties fo:padding="0.097cm" fo:border-left="0.002cm solid #000000" fo:border-right="none" fo:border-top="none" fo:border-bottom="0.002cm solid #000000"/>
    </style:style>
    <style:style style:name="表格2.I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language-asian="zh" style:country-asian="CN" style:font-size-complex="10.5pt"/>
    </style:style>
    <style:style style:name="P2" style:family="paragraph" style:parent-style-name="Standard">
      <style:text-properties fo:font-size="10.5pt" style:font-size-asian="10.5pt" style:font-size-complex="10.5pt"/>
    </style:style>
    <style:style style:name="P3" style:family="paragraph" style:parent-style-name="Standard">
      <style:text-properties fo:font-size="9pt" fo:background-color="transparent" style:font-size-asian="10.5pt" style:language-asian="zh" style:country-asian="CN" style:font-size-complex="9pt"/>
    </style:style>
    <style:style style:name="P4" style:family="paragraph" style:parent-style-name="Standard">
      <style:paragraph-properties style:snap-to-layout-grid="false"/>
      <style:text-properties fo:font-size="9pt" style:font-size-asian="10.5pt" style:font-size-complex="9pt"/>
    </style:style>
    <style:style style:name="P5" style:family="paragraph" style:parent-style-name="Standard">
      <style:paragraph-properties fo:text-align="center" style:justify-single-word="false" style:snap-to-layout-grid="false"/>
      <style:text-properties fo:font-size="9pt" style:font-size-asian="10.5pt" style:font-size-complex="9pt"/>
    </style:style>
    <style:style style:name="P6" style:family="paragraph" style:parent-style-name="Standard">
      <style:paragraph-properties style:snap-to-layout-grid="false"/>
      <style:text-properties fo:font-size="9pt" style:font-size-asian="10.5pt" style:language-asian="zh" style:country-asian="CN" style:font-size-complex="9pt"/>
    </style:style>
    <style:style style:name="P7" style:family="paragraph" style:parent-style-name="Standard">
      <style:paragraph-properties fo:text-align="center" style:justify-single-word="false" style:snap-to-layout-grid="false"/>
      <style:text-properties fo:font-size="9pt" style:font-size-asian="10.5pt" style:language-asian="zh" style:country-asian="CN" style:font-size-complex="9pt"/>
    </style:style>
    <style:style style:name="P8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10" style:family="paragraph" style:parent-style-name="Standard">
      <style:text-properties fo:background-color="transparent" style:font-size-asian="10.5pt" style:language-asian="zh" style:country-asian="CN" style:font-size-complex="10.5pt"/>
    </style:style>
    <style:style style:name="P11" style:family="paragraph" style:parent-style-name="Standard">
      <style:text-properties style:font-size-asian="10.5pt" style:language-asian="zh" style:country-asian="CN" style:font-size-complex="10.5pt"/>
    </style:style>
    <style:style style:name="P12" style:family="paragraph" style:parent-style-name="Table_20_Contents">
      <style:text-properties fo:font-size="9pt" style:font-size-asian="9pt" style:language-asian="zh" style:country-asian="CN" style:font-size-complex="9pt"/>
    </style:style>
    <style:style style:name="P13" style:family="paragraph" style:parent-style-name="Table_20_Contents">
      <style:paragraph-properties fo:text-align="center" style:justify-single-word="false" style:snap-to-layout-grid="false"/>
      <style:text-properties fo:font-size="9pt" style:font-size-asian="9pt" style:language-asian="zh" style:country-asian="CN" style:font-size-complex="9pt"/>
    </style:style>
    <style:style style:name="P14" style:family="paragraph" style:parent-style-name="Table_20_Contents">
      <style:text-properties fo:font-size="9pt" style:font-size-asian="9pt" style:font-size-complex="9pt"/>
    </style:style>
    <style:style style:name="P15" style:family="paragraph" style:parent-style-name="Table_20_Contents">
      <style:text-properties style:font-size-asian="10.5pt" style:language-asian="zh" style:country-asian="CN"/>
    </style:style>
    <style:style style:name="P16" style:family="paragraph" style:parent-style-name="Table_20_Contents">
      <style:paragraph-properties fo:text-align="start" style:justify-single-word="false"/>
      <style:text-properties fo:font-size="12pt" style:font-size-asian="12pt" style:language-asian="zh" style:country-asian="CN" style:font-size-complex="12pt"/>
    </style:style>
    <style:style style:name="P17" style:family="paragraph" style:parent-style-name="Table_20_Contents">
      <style:text-properties style:font-name="宋体" style:font-name-asian="宋体" style:font-size-asian="10.5pt"/>
    </style:style>
    <style:style style:name="P18" style:family="paragraph" style:parent-style-name="Standard" style:master-page-name="Standard">
      <style:paragraph-properties fo:text-align="start" style:justify-single-word="false" style:page-number="auto"/>
      <style:text-properties fo:font-size="12pt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9pt" style:font-size-asian="9pt" style:language-asian="zh" style:country-asian="CN" style:font-size-complex="9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language-asian="zh" style:country-asian="CN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0.5pt" fo:font-weight="bold" style:language-asian="zh" style:country-asian="CN" style:font-weight-asian="bold" style:font-size-complex="10.5pt" style:font-weight-complex="bold"/>
    </style:style>
    <style:style style:name="T6" style:family="text">
      <style:text-properties style:font-size-asian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2">[[repeatIn(objects,'o')]]</text:span> <text:s text:c="69"/></text:p>
      <table:table table:name="表格3" table:style-name="表格3">
        <table:table-column table:style-name="表格3.A"/>
        <table:table-column table:style-name="表格3.B"/>
        <table:table-row>
          <table:table-cell table:style-name="表格3.A1" table:number-rows-spanned="4" office:value-type="string">
            <text:p text:style-name="P8"><text:s text:c="41"/><text:span text:style-name="T3"><text:s text:c="2"/></text:span><text:span text:style-name="T4">深圳市牧泰莱电路技术有限公司</text:span></text:p>
            <text:p text:style-name="P8"><text:s text:c="43"/>SHENZHEN MIUTILAYER PCB TECHNOLOGY CO., LTD </text:p>
            <text:p text:style-name="P8"><text:s text:c="26"/>产品加工合同</text:p>
          </table:table-cell>
          <table:table-cell table:style-name="表格3.B1" office:value-type="string">
            <text:p text:style-name="P16">合同编号：[[o.name]]</text:p>
          </table:table-cell>
        </table:table-row>
        <table:table-row>
          <table:covered-table-cell/>
          <table:table-cell table:style-name="表格3.B2" office:value-type="string">
            <text:p text:style-name="P16">订单日期：[[o.date_order]]</text:p>
          </table:table-cell>
        </table:table-row>
        <table:table-row>
          <table:covered-table-cell/>
          <table:table-cell table:style-name="表格3.B2" office:value-type="string">
            <text:p text:style-name="P16">签订地点：深圳</text:p>
          </table:table-cell>
        </table:table-row>
        <table:table-row>
          <table:covered-table-cell/>
          <table:table-cell table:style-name="表格3.B2" office:value-type="string">
            <text:p text:style-name="P16">客户订单号：[[o.client_order_ref]]</text:p>
          </table:table-cell>
        </table:table-row>
      </table:table>
      <text:p text:style-name="P9"><text:s text:c="221"/></text:p>
      <text:p text:style-name="P2"><text:span text:style-name="T2">卖方(承揽方)：深圳市牧泰莱电路技术有限公司</text:span> <text:s text:c="61"/><text:span text:style-name="T2">买方(定作方)：[[o.partner_id.name]]</text:span></text:p>
      <text:p text:style-name="P2">地址：<text:span text:style-name="T2">深圳市宝安区福永街道桥塘路福源工业区6栋</text:span> <text:s text:c="53"/>地址：<text:span text:style-name="T2">[[o.partner_shipping_id.street]]</text:span></text:p>
      <text:p text:style-name="P2">电话： <text:s text:c="27"/>传真： <text:s text:c="25"/><text:span text:style-name="T2">联系人：</text:span> <text:s text:c="46"/>收货地址：<text:span text:style-name="T2">[[o.partner_shipping_id.street]]</text:span></text:p>
      <text:p text:style-name="P2">开户行： <text:s text:c="47"/>账号： <text:s text:c="63"/>电话：<text:span text:style-name="T2">[[o.partner_shipping_id.phone]]</text:span> <text:s text:c="2"/>传真：<text:span text:style-name="T2">[[o.partner_shipping_id.fax]]</text:span></text:p>
      <text:p text:style-name="P2"><text:s text:c="136"/>联系人：<text:span text:style-name="T2">[[o.partner_shipping_id.name]]</text:span></text:p>
      <text:p text:style-name="P2"><text:span text:style-name="T2">一、</text:span><text:span text:style-name="T1">产品名称、规格、数量及交货期 </text:span><text:s text:c="74"/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C"/>
        <table:table-column table:style-name="表格1.G"/>
        <table:table-column table:style-name="表格1.H"/>
        <table:table-column table:style-name="表格1.I"/>
        <table:table-column table:style-name="表格1.J" table:number-columns-repeated="2"/>
        <table:table-column table:style-name="表格1.L"/>
        <table:table-column table:style-name="表格1.M"/>
        <table:table-column table:style-name="表格1.N"/>
        <table:table-column table:style-name="表格1.O"/>
        <table:table-row table:style-name="表格1.1">
          <table:table-cell table:style-name="表格1.A1" office:value-type="string">
            <text:p text:style-name="P4">序号</text:p>
          </table:table-cell>
          <table:table-cell table:style-name="表格1.A1" office:value-type="string">
            <text:p text:style-name="P4">产品名称</text:p>
          </table:table-cell>
          <table:table-cell table:style-name="表格1.A1" office:value-type="string">
            <text:p text:style-name="P4">板厚</text:p>
          </table:table-cell>
          <table:table-cell table:style-name="表格1.A1" office:value-type="string">
            <text:p text:style-name="P5">尺寸</text:p>
          </table:table-cell>
          <table:table-cell table:style-name="表格1.A1" office:value-type="string">
            <text:p text:style-name="P4">层数</text:p>
          </table:table-cell>
          <table:table-cell table:style-name="表格1.A1" office:value-type="string">
            <text:p text:style-name="P4">数量</text:p>
          </table:table-cell>
          <table:table-cell table:style-name="表格1.A1" office:value-type="string">
            <text:p text:style-name="P4">单元</text:p>
          </table:table-cell>
          <table:table-cell table:style-name="表格1.A1" office:value-type="string">
            <text:p text:style-name="P4">单价</text:p>
          </table:table-cell>
          <table:table-cell table:style-name="表格1.A1" office:value-type="string">
            <text:p text:style-name="P4">准备费</text:p>
          </table:table-cell>
          <table:table-cell table:style-name="表格1.A1" office:value-type="string">
            <text:p text:style-name="P4">光绘费</text:p>
          </table:table-cell>
          <table:table-cell table:style-name="表格1.A1" office:value-type="string">
            <text:p text:style-name="P4">测试费</text:p>
          </table:table-cell>
          <table:table-cell table:style-name="表格1.A1" office:value-type="string">
            <text:p text:style-name="P4">其他费用</text:p>
          </table:table-cell>
          <table:table-cell table:style-name="表格1.A1" office:value-type="string">
            <text:p text:style-name="P4">合计金额</text:p>
          </table:table-cell>
          <table:table-cell table:style-name="表格1.A1" office:value-type="string">
            <text:p text:style-name="P4">发货日期</text:p>
          </table:table-cell>
          <table:table-cell table:style-name="表格1.O1" office:value-type="string">
            <text:p text:style-name="P4">回签发货</text:p>
          </table:table-cell>
        </table:table-row>
        <table:table-row table:style-name="表格1.2">
          <table:table-cell table:style-name="表格1.A1" office:value-type="string">
            <text:p text:style-name="P6"/>
          </table:table-cell>
          <table:table-cell table:style-name="表格1.B2" office:value-type="string">
            <text:p text:style-name="P13"><text:span text:style-name="T6">[[repeatIn(o.order_line,'line')]]</text:span> [[line.product_id.name]]</text:p>
          </table:table-cell>
          <table:table-cell table:style-name="表格1.C2" office:value-type="string">
            <text:p text:style-name="P7">[[line.price_sheet_id.pcb_info_id.basic_board_thickness]]</text:p>
          </table:table-cell>
          <table:table-cell table:style-name="表格1.C2" office:value-type="string">
            <text:p text:style-name="P7">[[line.price_sheet_id.pcb_info_id.pcs_length]]cm*[[line.price_sheet_id.pcb_info_id.pcs_width]]cm</text:p>
          </table:table-cell>
          <table:table-cell table:style-name="表格1.C2" office:value-type="string">
            <text:p text:style-name="P7">[[line.price_sheet_id.pcb_info_id.layer_count]]</text:p>
          </table:table-cell>
          <table:table-cell table:style-name="表格1.C2" office:value-type="string">
            <text:p text:style-name="P7">[[line.product_uom_qty]]</text:p>
          </table:table-cell>
          <table:table-cell table:style-name="表格1.C2" office:value-type="string">
            <text:p text:style-name="P5"/>
          </table:table-cell>
          <table:table-cell table:style-name="表格1.C2" office:value-type="string">
            <text:p text:style-name="P7">[[line.price_sheet_id.cost_pcs_s]]</text:p>
          </table:table-cell>
          <table:table-cell table:style-name="表格1.C2" office:value-type="string">
            <text:p text:style-name="P7">[[line.price_sheet_id.cost_ready_s]]</text:p>
          </table:table-cell>
          <table:table-cell table:style-name="表格1.C2" office:value-type="string">
            <text:p text:style-name="P7">[[line.price_sheet_id.cost_plot_s]]</text:p>
          </table:table-cell>
          <table:table-cell table:style-name="表格1.C2" office:value-type="string">
            <text:p text:style-name="P7">[[line.price_sheet_id.cost_test_s]]</text:p>
          </table:table-cell>
          <table:table-cell table:style-name="表格1.C2" office:value-type="string">
            <text:p text:style-name="P7">[[line.price_sheet_id.cost_other_s]]</text:p>
          </table:table-cell>
          <table:table-cell table:style-name="表格1.C2" office:value-type="string">
            <text:p text:style-name="P7"><text:bookmark-start text:name="__DdeLink__1291_2111207707"/>[[line.price_sheet_id.cost_all_s]]<text:bookmark-end text:name="__DdeLink__1291_2111207707"/></text:p>
          </table:table-cell>
          <table:table-cell table:style-name="表格1.C2" office:value-type="string">
            <text:p text:style-name="P5"/>
          </table:table-cell>
          <table:table-cell table:style-name="表格1.O2" office:value-type="string">
            <text:p text:style-name="P5"/>
          </table:table-cell>
        </table:table-row>
      </table:table>
      <text:p text:style-name="P11">二、产品制作要求：</text:p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/>
        <table:table-column table:style-name="表格2.F"/>
        <table:table-column table:style-name="表格2.G"/>
        <table:table-column table:style-name="表格2.H"/>
        <table:table-column table:style-name="表格2.I"/>
        <table:table-column table:style-name="表格2.J"/>
        <table:table-column table:style-name="表格2.K"/>
        <table:table-column table:style-name="表格2.L"/>
        <table:table-column table:style-name="表格2.M"/>
        <table:table-column table:style-name="表格2.N"/>
        <table:table-column table:style-name="表格2.O"/>
        <table:table-column table:style-name="表格2.P"/>
        <table:table-column table:style-name="表格2.Q"/>
        <table:table-row table:style-name="表格2.1">
          <table:table-cell table:style-name="表格2.A1" office:value-type="string">
            <text:p text:style-name="P12">序号</text:p>
          </table:table-cell>
          <table:table-cell table:style-name="表格2.A1" office:value-type="string">
            <text:p text:style-name="P12">批次号</text:p>
          </table:table-cell>
          <table:table-cell table:style-name="表格2.A1" office:value-type="string">
            <text:p text:style-name="P12">档案号</text:p>
          </table:table-cell>
          <table:table-cell table:style-name="表格2.A1" office:value-type="string">
            <text:p text:style-name="P12">物料编码</text:p>
          </table:table-cell>
          <table:table-cell table:style-name="表格2.A1" office:value-type="string">
            <text:p text:style-name="P12">制版类型</text:p>
          </table:table-cell>
          <table:table-cell table:style-name="表格2.A1" office:value-type="string">
            <text:p text:style-name="P12">板材</text:p>
          </table:table-cell>
          <table:table-cell table:style-name="表格2.A1" office:value-type="string">
            <text:p text:style-name="P12">工艺要求</text:p>
          </table:table-cell>
          <table:table-cell table:style-name="表格2.A1" office:value-type="string">
            <text:p text:style-name="P12">外铜箔厚</text:p>
          </table:table-cell>
          <table:table-cell table:style-name="表格2.A1" office:value-type="string">
            <text:p text:style-name="P12">内铜箔厚</text:p>
          </table:table-cell>
          <table:table-cell table:style-name="表格2.A1" office:value-type="string">
            <text:p text:style-name="P12">过孔</text:p>
          </table:table-cell>
          <table:table-cell table:style-name="表格2.A1" office:value-type="string">
            <text:p text:style-name="P12">阻焊颜色</text:p>
          </table:table-cell>
          <table:table-cell table:style-name="表格2.A1" office:value-type="string">
            <text:p text:style-name="P12">字符颜色</text:p>
          </table:table-cell>
          <table:table-cell table:style-name="表格2.A1" office:value-type="string">
            <text:p text:style-name="P12">测试类型</text:p>
          </table:table-cell>
          <table:table-cell table:style-name="表格2.A1" office:value-type="string">
            <text:p text:style-name="P12">牧泰莱标记</text:p>
          </table:table-cell>
          <table:table-cell table:style-name="表格2.A1" office:value-type="string">
            <text:p text:style-name="P12">来源形式</text:p>
          </table:table-cell>
          <table:table-cell table:style-name="表格2.A1" office:value-type="string">
            <text:p text:style-name="P12">图纸</text:p>
          </table:table-cell>
          <table:table-cell table:style-name="表格2.Q1" office:value-type="string">
            <text:p text:style-name="P12">特殊要求</text:p>
          </table:table-cell>
        </table:table-row>
        <table:table-row>
          <table:table-cell table:style-name="表格2.A2" office:value-type="string">
            <text:p text:style-name="P14"/>
          </table:table-cell>
          <table:table-cell table:style-name="表格2.A2" office:value-type="string">
            <text:p text:style-name="P14"/>
          </table:table-cell>
          <table:table-cell table:style-name="表格2.A2" office:value-type="string">
            <text:p text:style-name="P12"><text:bookmark-start text:name="__DdeLink__5390_2107897424"/><text:bookmark-start text:name="__DdeLink__5395_2107897424"/><text:span text:style-name="T6">[[repeatIn(o.order_line,'line')]]</text:span> [[line.product_id.default_code]]<text:bookmark-end text:name="__DdeLink__5390_2107897424"/><text:bookmark-end text:name="__DdeLink__5395_2107897424"/></text:p>
          </table:table-cell>
          <table:table-cell table:style-name="表格2.A2" office:value-type="string">
            <text:p text:style-name="P12"><text:bookmark-start text:name="__DdeLink__358_1660541200"/>[[line.product_id.default_code]]<text:bookmark-end text:name="__DdeLink__358_1660541200"/></text:p>
          </table:table-cell>
          <table:table-cell table:style-name="表格2.A2" office:value-type="string">
            <text:p text:style-name="P12">[[o.pool.get('ir.translation')._get_source(cr,uid,'','selection','zh_CN',line.price_sheet_id.lead_id.sale_type)]]</text:p>
          </table:table-cell>
          <table:table-cell table:style-name="表格2.A2" office:value-type="string">
            <text:p text:style-name="P12">[[info_get(line.price_sheet_id.pcb_info_id.board_material)]]</text:p>
          </table:table-cell>
          <table:table-cell table:style-name="表格2.A2" office:value-type="string">
            <text:p text:style-name="P12">[[line.price_sheet_id.pcb_info_id.special_process_note]]</text:p>
          </table:table-cell>
          <table:table-cell table:style-name="表格2.A2" office:value-type="string">
            <text:p text:style-name="P19">[ [[ line.price_sheet_id.pcb_info_id.layer_cu_thickness_ids[0].cu_thickness ]] /loz; [[line.price_sheet_id.pcb_info_id.layer_cu_thickness_ids [-1].cu_thickness ]] /loz] </text:p>
          </table:table-cell>
          <table:table-cell table:style-name="表格2.A2" office:value-type="string">
            <text:p text:style-name="P12">[[ [str(i.cu_thickness)+'/loz' for i in line.price_sheet_id.pcb_info_id.layer_cu_thickness_ids][1:-1] ]]</text:p>
          </table:table-cell>
          <table:table-cell table:style-name="表格2.A2" office:value-type="string">
            <text:p text:style-name="P12">[[line.price_sheet_id.pcb_info_id.solder_via.label]]</text:p>
          </table:table-cell>
          <table:table-cell table:style-name="表格2.A2" office:value-type="string">
            <text:p text:style-name="P12">[[line.price_sheet_id.pcb_info_id.solder_colour.label]]</text:p>
          </table:table-cell>
          <table:table-cell table:style-name="表格2.A2" office:value-type="string">
            <text:p text:style-name="P12">[[line.price_sheet_id.pcb_info_id.silk_colour.label]]</text:p>
          </table:table-cell>
          <table:table-cell table:style-name="表格2.A2" office:value-type="string">
            <text:p text:style-name="P12">[[info_get(line.price_sheet_id.pcb_info_id.test_type)]]</text:p>
          </table:table-cell>
          <table:table-cell table:style-name="表格2.A2" office:value-type="string">
            <text:p text:style-name="P14"/>
          </table:table-cell>
          <table:table-cell table:style-name="表格2.A2" office:value-type="string">
            <text:p text:style-name="P14"/>
          </table:table-cell>
          <table:table-cell table:style-name="表格2.A2" office:value-type="string">
            <text:p text:style-name="P14"/>
          </table:table-cell>
          <table:table-cell table:style-name="表格2.Q2" office:value-type="string">
            <text:p text:style-name="P12">[[line.price_sheet_id.pcb_info_id.partner_special_request]]</text:p>
          </table:table-cell>
        </table:table-row>
        <table:table-row>
          <table:table-cell table:style-name="表格2.A3" table:number-columns-spanned="2" office:value-type="string">
            <text:p text:style-name="P15">合计</text:p>
          </table:table-cell>
          <table:covered-table-cell/>
          <table:table-cell table:style-name="表格2.A3" table:number-columns-spanned="6" office:value-type="string">
            <text:p text:style-name="P17"><text:s text:c="3"/>￥ <text:span text:style-name="T5">[[info_convent(o.order_line)[0] ]]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I3" table:number-columns-spanned="9" office:value-type="string">
            <text:p text:style-name="P15">大写人民币：[[info_convent(o.order_line)[1] ]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ext:p text:style-name="P3"><text:soft-page-break/>三、交货地址: [[o.partner_id.city]] <text:s text:c="20"/>交货方式：[[repeatIn(o.order_line,line')]] [[line.price_sheet_id.pcb_info_id.delivery_type.label]]</text:p>
      <text:p text:style-name="P3">四、运费及运报费由： <text:s text:c="27"/>包装方式：[[repeatIn(o.order_line,line')]] [[info_get(line.price_sheet_id.pcb_info_id.packing_type)]]</text:p>
      <text:p text:style-name="P3">五、验收标准：[[repeatIn(o.order_line,line')]] [[info_get(line.price_sheet_id.pcb_info_id.accept_standard)]] <text:s text:c="6"/>验收期限：请在 7 <text:s/>天内以书面形式通知卖方，否则视为接收。</text:p>
      <text:p text:style-name="P3">六、票据形式：增值税发票 <text:s text:c="14"/>结算方式：[[o.partner_id.payment_mode_id.name]] <text:s text:c="8"/>付款方式：[[o.partner_id.property_payment_term.name]]</text:p>
      <text:p text:style-name="P3">七、交货时间的天数以卖方收到合同回签后开始计算。</text:p>
      <text:p text:style-name="P3">八、在卖方投料后买方提出更改设计或停止加工，应承担卖方因此受到的材料损失。在不造成报废的前提下,卖方尽量满足买方的更改要求,并相应顺延交货期。</text:p>
      <text:p text:style-name="P3">九、保密要求：卖方对买方提供之资料负有保密义务，长期合作关系的客户可按照双方签订的保密协议执行。</text:p>
      <text:p text:style-name="P3">十、遇不可抗力因素造成卖方未能按期交货，卖方应及时通知买方，否则责任由卖方承担。</text:p>
      <text:p text:style-name="P3">十一、因卖方产品质量原因造成了买方的产品报废，按照行业惯例，卖方的赔偿以不超过电路板自身价值为最高额度。</text:p>
      <text:p text:style-name="P3">十二、在履行合同过程中，若发生争议，由双方友好协商解决，协商未果，双方同意以法律手段解决。</text:p>
      <text:p text:style-name="P3">十三、双方业务中所发传真等同原件具同等法律效力。其它相关协议、手册等文件、资料和本合同有冲突的，以本合同为准。</text:p>
      <text:p text:style-name="P3">十四、特殊说明：[[info_get(line.price_sheet_id.pcb_info_id.special_process)]]</text:p>
      <text:p text:style-name="P3">卖方：深圳市牧泰莱电路技术有限公司 <text:s/>(盖章) <text:s text:c="87"/>买方： <text:s text:c="39"/>(盖章)</text:p>
      <text:p text:style-name="P3">代表签字： <text:s text:c="121"/>代表签字：</text:p>
      <text:p text:style-name="P3">2008/10/28 Rev:D <text:s text:c="200"/>MTL-SR-001</text:p>
      <text:p text:style-name="P10"><text:s text:c="12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宋体" svg:font-family="宋体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51cm" fo:margin-bottom="0.5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1DT13H35M36S</meta:editing-duration>
    <meta:editing-cycles>264</meta:editing-cycles>
    <meta:generator>OpenOffice.org/3.3$Win32 OpenOffice.org_project/330m20$Build-9567</meta:generator>
    <dc:date>2012-11-30T17:31:59.57</dc:date>
    <meta:print-date>2012-06-28T17:55:59.40</meta:print-date>
    <dc:creator>wang sheng wang</dc:creator>
    <meta:document-statistic meta:table-count="3" meta:image-count="0" meta:object-count="0" meta:page-count="2" meta:paragraph-count="90" meta:word-count="410" meta:character-count="4417"/>
    <meta:user-defined meta:name="Info 1"/>
    <meta:user-defined meta:name="Info 2"/>
    <meta:user-defined meta:name="Info 3"/>
    <meta:user-defined meta:name="Info 4"/>
  </office:meta>
</office:document-meta>
</file>